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 style:list-style-name="L1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am:</text:span> <text:span text:style-name="T2">Spider Pigs</text:span> - Heather Sosa and Michael Piatnichko</text:p>
      <text:p text:style-name="P1"/>
      <text:p text:style-name="P1"><text:span text:style-name="T1">App:</text:span> Cook's Cupboard</text:p>
      <text:p text:style-name="P1"/>
      <text:p text:style-name="P1"><text:span text:style-name="T1">Description:</text:span> Building on our Project 2, this is a recipe search-save app with the ability to email recipes to the user, create a grocery shopping list, and (hopefully) plan meals for the day/week/month.</text:p>
      <text:p text:style-name="P1"><text:span text:style-name="T1"/></text:p>
      <text:p text:style-name="P1"><text:span text:style-name="T1">Technologies:</text:span> </text:p>
      <text:list xml:id="list4113731584705181037" text:style-name="L1">
        <text:list-item>
          <text:p text:style-name="P2">MERN stack (MongoDB, Express, React, Node) </text:p>
        </text:list-item>
        <text:list-item>
          <text:p text:style-name="P2">Edaman API</text:p>
        </text:list-item>
        <text:list-item>
          <text:p text:style-name="P2">Mongoose</text:p>
        </text:list-item>
        <text:list-item>
          <text:p text:style-name="P2">Passport, Bcrypt, Express Validator</text:p>
        </text:list-item>
        <text:list-item>
          <text:p text:style-name="P2">Bootstrap</text:p>
        </text:list-item>
        <text:list-item>
          <text:p text:style-name="P2">Email npm package</text:p>
        </text:list-item>
        <text:list-item>
          <text:p text:style-name="P2">Calendar (Big Calendar or Dayz) npm package</text:p>
        </text:list-item>
        <text:list-item>
          <text:p text:style-name="P2">Axure (protyping and wireframing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Sosa</meta:initial-creator>
    <meta:creation-date>2017-10-05T21:09:54.25</meta:creation-date>
    <dc:date>2017-10-05T21:18:02.64</dc:date>
    <dc:creator>Eric Sosa</dc:creator>
    <meta:editing-duration>PT8M7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2" meta:word-count="81" meta:character-count="496"/>
  </office:meta>
</office:document-meta>
</file>